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5" svg:font-family="Ebrima"/>
    <style:font-face style:name="Ebrima3" svg:font-family="Ebrima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-33% 58%" fo:font-size="20pt" style:font-size-asian="26pt" style:font-size-complex="26pt"/>
    </style:style>
    <style:style style:name="T41" style:family="text">
      <style:text-properties fo:font-size="32pt" fo:font-style="normal" style:font-size-asian="44pt" style:font-style-asian="normal" style:font-size-complex="44pt" style:font-style-complex="normal"/>
    </style:style>
    <style:style style:name="T42" style:family="text">
      <style:text-properties style:font-name="Ebrima3" fo:font-size="20pt" style:font-name-asian="Ebrima3" style:font-size-asian="26pt" style:font-name-complex="Ebrima3" style:font-size-complex="26pt"/>
    </style:style>
    <style:style style:name="T43" style:family="text">
      <style:text-properties style:text-position="-33% 58%" fo:font-size="26pt" style:font-size-asian="36pt" style:font-size-complex="36pt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Die Feldenergie im Volumen <text:span text:style-name="T2">V</text:span> ändert sich durch Umwandlung in mechanische Teilchenenergie (Joule'sche Wärme) und durch einen Energiestrom (<text:span text:style-name="T2">Strahlung</text:span>) durch die Oberfläche <text:span text:style-name="T2">S</text:span>(<text:span text:style-name="T2">V</text:span>)</text:p>
          </draw:text-box>
        </draw:frame>
        <draw:frame draw:style-name="gr1" draw:text-style-name="P2" draw:layer="layout" svg:width="12.434cm" svg:height="2.302cm" svg:x="7.782cm" svg:y="8.248cm">
          <text:p/>
          <draw:object xlink:href="../Energiesatz%20der%20Elektrodynamik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Impuls, der gemäß dem zweiten Newton'schen Axiom auf das Feld durch die Lorentz-Kraft des durch das Feld bewegten Systems geladener Teilchen ausgeübt wird.</text:p>
          </draw:text-box>
        </draw:frame>
        <draw:frame draw:style-name="gr1" draw:text-style-name="P2" draw:layer="layout" svg:width="7.819cm" svg:height="1.888cm" svg:x="10.09cm" svg:y="7.355cm">
          <text:p/>
          <draw:object xlink:href="../Impuls%20des%20elektromagnetischen%20Feld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579cm" svg:x="1.4cm" svg:y="4.715cm" presentation:class="subtitle" presentation:user-transformed="true">
          <draw:text-box>
            <text:p/>
            <text:p/>
            <text:p/>
            <text:p/>
            <text:p/>
            <text:p>Mit d<text:span text:style-name="T7">f</text:span> = d<text:span text:style-name="T2">f</text:span> <text:span text:style-name="T7">n</text:span> ;<text:tab/><text:span text:style-name="T7">n</text:span> = (<text:span text:style-name="T2">n</text:span><text:span text:style-name="T4">1</text:span>, <text:span text:style-name="T2">n</text:span><text:span text:style-name="T4">1</text:span>, <text:span text:style-name="T2">n</text:span><text:span text:style-name="T4">3</text:span>)</text:p>
            <text:p/>
            <text:p>Der Ausdruck</text:p>
            <text:p/>
            <text:p/>
            <text:p>ist offensichtlich die <text:span text:style-name="T2">i</text:span>-te Komponente des Impulsflusses (also der Kraft!) durch die Einheitsfläche <text:span text:style-name="T7">f</text:span> auf <text:span text:style-name="T2">S</text:span>(<text:span text:style-name="T2">V</text:span>)</text:p>
          </draw:text-box>
        </draw:frame>
        <draw:frame draw:style-name="gr1" draw:text-style-name="P2" draw:layer="layout" svg:width="13.02cm" svg:height="2.447cm" svg:x="7.489cm" svg:y="7.276cm">
          <text:p/>
          <draw:object xlink:href="../Impulssatz%20der%20Elektrodynamik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2.941cm" svg:height="2.392cm" svg:x="12.529cm" svg:y="12.949cm">
          <text:p/>
          <draw:object xlink:href="../i-te%20Komponente%20des%20Impulsflusses%20durch%20f%20auf%20S(V)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7.744cm" svg:x="1.4cm" svg:y="2.13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Man kann die <text:span text:style-name="T2">i</text:span>-te Zeile des Tensors <text:s text:c="3"/>als einen Vektor <text:span text:style-name="T2">T</text:span><text:span text:style-name="T5">i</text:span> auffassen, so dass gilt:</text:p>
            <text:p/>
            <text:p/>
            <text:p/>
            <text:p/>
            <text:p/>
            <text:p>Er setzt sich aus (<text:span text:style-name="T7">E</text:span> div <text:span text:style-name="T7">D</text:span> − <text:span text:style-name="T7">D</text:span> × rot <text:span text:style-name="T7">E</text:span>) + (<text:span text:style-name="T7">H</text:span> div <text:span text:style-name="T7">B</text:span> − <text:span text:style-name="T7">B</text:span> × rot <text:span text:style-name="T7">H</text:span><text:span text:style-name="T33">) zusammen.</text:span></text:p>
          </draw:text-box>
        </draw:frame>
        <draw:frame draw:style-name="gr1" draw:text-style-name="P2" draw:layer="layout" svg:width="18.7cm" svg:height="4.573cm" svg:x="4.649cm" svg:y="5.913cm">
          <text:p/>
          <draw:object xlink:href="../Maxwell'scher%20Spannungstensor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0.733cm" svg:height="1.033cm" svg:x="14.195cm" svg:y="11.437cm">
          <text:p/>
          <draw:object xlink:href="../Maxwell'scher%20Spannungstensor%20(nur%20das%20Symbol)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8.672cm" svg:height="4.261cm" svg:x="9.663cm" svg:y="14.169cm">
          <text:p/>
          <draw:object xlink:href="../Hilfssatz%20zum%20Maxwell'schen%20Spannungstensor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werden relativ langsam veränderliche Felder angenommen: diese lassen sich mit genäherten Maxwell-Gleichungen behandeln.</text:p>
            <text:p/>
            <text:p>Die Näherung besteht in der</text:p>
            <text:p>Vernachlässigung des Verschiebungsstroms<text:tab/><text:tab/></text:p>
          </draw:text-box>
        </draw:frame>
        <draw:frame draw:style-name="gr1" draw:text-style-name="P2" draw:layer="layout" svg:width="0.813cm" svg:height="1.033cm" svg:x="20.747cm" svg:y="12.575cm">
          <text:p/>
          <draw:object xlink:href="../Verschiebungsstrom%20(nur%20das%20Symbol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441cm" svg:height="2.108cm" svg:x="9.779cm" svg:y="9.445cm">
          <text:p/>
          <draw:object xlink:href="../Maxwell-Gleichungen%20in%20der%20quasistationären%20Näherung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>
          <draw:text-box>
            <text:p>Nach dem Induktionsgesetz entspricht die zeitliche Änderung des magnetischen Flusses <text:span text:style-name="T2">Φ</text:span> durch die Fläche <text:span text:style-name="T2">F</text:span><text:span text:style-name="T5">C</text:span> </text:p>
            <text:p/>
            <text:p/>
            <text:p/>
            <text:p>einer <text:span text:style-name="T2">elektromotorischen Kraft</text:span> EMK längs des Randes <text:span text:style-name="T2">C</text:span>, die man auch als <text:span text:style-name="T10">Induktionsspannung</text:span> bezeichnet:</text:p>
          </draw:text-box>
        </draw:frame>
        <draw:frame draw:style-name="gr1" draw:text-style-name="P2" draw:layer="layout" svg:width="5.08cm" svg:height="1.974cm" svg:x="11.459cm" svg:y="10.112cm">
          <text:p/>
          <draw:object xlink:href="../Magnetischer%20Fluss%20(kurz)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5.389cm" svg:height="1.888cm" svg:x="11.305cm" svg:y="15.555cm">
          <text:p/>
          <draw:object xlink:href="../Induktionsspannung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induzierte elektrische Feld ist so gerichtet, dass die Ursache seiner Entstehung abgeschwäch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on der Geometrie eines Leiterkreises und der Permeabilität des Zwischenmediums abhängige Induktionskoeffizient</text:p>
            <text:p/>
            <text:p/>
            <text:p/>
            <text:p>heißt für <text:span text:style-name="T2">L</text:span><text:span text:style-name="T5">jj</text:span>: Selbstinduktivität und für <text:span text:style-name="T2">L</text:span><text:span text:style-name="T5">jm</text:span>: <text:span text:style-name="T2">j</text:span><text:span text:style-name="T26">≠</text:span><text:span text:style-name="T2">m</text:span> Gegeninduktivität</text:p>
          </draw:text-box>
        </draw:frame>
        <draw:frame draw:style-name="gr1" draw:text-style-name="P2" draw:layer="layout" svg:width="11.028cm" svg:height="2.388cm" svg:x="8.485cm" svg:y="10.305cm">
          <text:p/>
          <draw:object xlink:href="../Induktionskoeffizi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Berechnung der Selbstinduktivität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Konzept des Stromfadens kann nicht angewendet werden, da die Annahme der Abstand zwischen den Leitern sei groß gegenüber dem Leiterquerschnitt nicht erfüllt wer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958cm" svg:height="2.294cm" svg:x="11.52cm" svg:y="9.352cm">
          <text:p/>
          <draw:object xlink:href="../Selbstinduktion%20der%20Spule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901cm" svg:height="2.302cm" svg:x="10.049cm" svg:y="9.348cm">
          <text:p/>
          <draw:object xlink:href="../Magnetische%20Feldenergie%20mit%20Induktionskoeffizient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v(<text:span text:style-name="T7">A</text:span> × <text:span text:style-name="T7">H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v(<text:span text:style-name="T7">A</text:span> × <text:span text:style-name="T7">H</text:span>) = <text:span text:style-name="T7">H</text:span> · rot <text:span text:style-name="T7">A</text:span> − <text:span text:style-name="T7">A</text:span> · rot <text:span text:style-name="T7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218cm" svg:height="2.192cm" svg:x="11.89cm" svg:y="9.403cm">
          <text:p/>
          <draw:object xlink:href="../Magnetische%20Feldenergie%20mit%20Induktionskoeffizienten%20für%20einzelnen%20Leiterkreis%20(Selbstinduktion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gekoppeltes System von linearen, inhomogenen Differenzialgleichungen erster Ordnung. Man kann beide zu <text:span text:style-name="T10">einer</text:span><text:span text:style-name="T31"> </text:span>Differenzialgleichung <text:span text:style-name="T10">zweiter</text:span> Ordnung zusammenfa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Impedanz ist der Betrag des komplexen Widerstands <text:span text:style-name="T2">Z</text:span>;</text:p>
            <text:p>der Wirkwiderstand der Realteil, der Blindwiderstand der Imaginärteil.</text:p>
            <text:p/>
            <text:p>Die Impedanz ist somit aus Wirk- und Blindwiderstand zusammengesetzt.</text:p>
          </draw:text-box>
        </draw:frame>
        <draw:frame draw:style-name="gr1" draw:text-style-name="P2" draw:layer="layout" svg:width="11.352cm" svg:height="4.937cm" svg:x="8.323cm" svg:y="13.531cm">
          <text:p/>
          <draw:object xlink:href="../Impedanz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hasenverschiebung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ie Phasenverschiebung <text:span text:style-name="T18">φ</text:span> gilt:</text:p>
          </draw:text-box>
        </draw:frame>
        <draw:frame draw:style-name="gr1" draw:text-style-name="P2" draw:layer="layout" svg:width="5.047cm" svg:height="2.192cm" svg:x="11.476cm" svg:y="12.403cm">
          <text:p/>
          <draw:object xlink:href="../Phasenverschiebung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mit sind die Wurzeln aus den zeitgemittelten Quadraten von <text:span text:style-name="T2">U</text:span> und <text:span text:style-name="T2">I</text:span> gemeint, beispielsweise:</text:p>
            <text:p/>
            <text:p/>
            <text:p/>
            <text:p/>
          </draw:text-box>
        </draw:frame>
        <draw:frame draw:style-name="gr1" draw:text-style-name="P2" draw:layer="layout" svg:width="14.458cm" svg:height="4.883cm" svg:x="6.77cm" svg:y="10.058cm">
          <text:p/>
          <draw:object xlink:href="../Effektivwert%20von%20Strom%20und%20Spannung%20(Beispiel).odf" xlink:type="simple" xlink:show="embed" xlink:actuate="onLoad"/>
          <draw:image xlink:href="./ObjectReplacements/Object 42" xlink:type="simple" xlink:show="embed" xlink:actuate="onLoad"/>
        </draw:frame>
        <draw:frame draw:style-name="gr1" draw:text-style-name="P2" draw:layer="layout" svg:width="7.67cm" svg:height="2.407cm" svg:x="10.164cm" svg:y="15.296cm">
          <text:p/>
          <draw:object xlink:href="../Effektivwert%20von%20Strom%20und%20Spannung%20(Beispiel)%20ausgerechnet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reell, somit ist die Phasenverschiebung zwischen Strom und Spannung Null:</text:p>
            <text:p><text:span text:style-name="T18">φ</text:span><text:span text:style-name="T39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Induktiv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hinterher:</text:p>
            <text:p><text:span text:style-name="T18">φ</text:span><text:span text:style-name="T39"> = 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Kapaz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voraus:</text:p>
            <text:p><text:span text:style-name="T18">φ</text:span><text:span text:style-name="T39"> = -π</text:span><text:span text:style-name="T39">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en Ohm'schen Widerstand ist die zeitgemittelte Leistungsaufnahme maximal:</text:p>
            <text:p/>
            <text:p/>
            <text:p>Bei Kapazität und Induktivität ist die zeitgemittelte Leistung wegen cos <text:span text:style-name="T26">π</text:span>/2 = 0 Null</text:p>
          </draw:text-box>
        </draw:frame>
        <draw:frame draw:style-name="gr1" draw:text-style-name="P2" draw:layer="layout" svg:width="8.362cm" svg:height="2.192cm" svg:x="9.818cm" svg:y="9.803cm">
          <text:p/>
          <draw:object xlink:href="../Zeitgemittelte%20Leistung%20beim%20ohm'schen%20Widerstand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, den Kriechfall und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npassen!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41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42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43">0</text:span><text:span text:style-name="T8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44"> </text:span>(<text:span text:style-name="T2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45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45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5" svg:font-family="Ebrima"/>
    <style:font-face style:name="Ebrima3" svg:font-family="Ebrima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6-27T18:06:14.417000000</dc:date>
    <meta:document-statistic meta:object-count="558"/>
  </office:meta>
</office:document-meta>
</file>